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officeooo:paragraph-rsid="00160bd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itle">
      <style:text-properties fo:language="en" fo:country="US"/>
    </style:style>
    <style:style style:name="P5" style:family="paragraph" style:parent-style-name="Standard">
      <style:text-properties fo:language="en" fo:country="US" officeooo:paragraph-rsid="0012b2ef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1abc25" officeooo:paragraph-rsid="00160bde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801dc" officeooo:paragraph-rsid="001801dc"/>
    </style:style>
    <style:style style:name="P8" style:family="paragraph" style:parent-style-name="Standard">
      <style:text-properties officeooo:paragraph-rsid="00160bde"/>
    </style:style>
    <style:style style:name="T1" style:family="text">
      <style:text-properties officeooo:rsid="0012b2ef"/>
    </style:style>
    <style:style style:name="T2" style:family="text">
      <style:text-properties officeooo:rsid="0013c45e"/>
    </style:style>
    <style:style style:name="T3" style:family="text">
      <style:text-properties officeooo:rsid="0019efe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19efef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19ef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ML Specs API</text:p>
      <text:p text:style-name="P1"/>
      <text:p text:style-name="P5">The main needs from the <text:span text:style-name="T1">JML Specs</text:span> API are the following:</text:p>
      <text:p text:style-name="P5"/>
      <text:p text:style-name="P8">- <text:span text:style-name="T2">Given a java source file annotated with JML specifications validate if the java source file and the JML specification are syntactically correct.</text:span></text:p>
      <text:h text:style-name="P3" text:outline-level="1"><text:span text:style-name="T2"><text:line-break/>Suggested methods</text:span></text:h>
      <text:p text:style-name="P2"/>
      <text:p text:style-name="P6"><text:span text:style-name="T3">The following are the suggested methods for the API</text:span></text:p>
      <text:p text:style-name="P6"/>
      <text:p text:style-name="P7"><text:span text:style-name="T7">p</text:span><text:span text:style-name="T6">ublic boolean validate(JMLAnnotatedClass javaFile);</text:span><text:line-break/><text:line-break/>This method should take a JMLAnnotatedClass and return <text:span text:style-name="T6">true</text:span> or <text:span text:style-name="T6">false</text:span> if <text:span text:style-name="T2">the java source file and the JML specification are syntactically correct </text:span>or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2:26:27.217228000</meta:creation-date>
    <dc:date>2014-10-08T14:37:11.196842000</dc:date>
    <meta:editing-duration>PT2H9M49S</meta:editing-duration>
    <meta:editing-cycles>5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6" meta:word-count="77" meta:character-count="490" meta:non-whitespace-character-count="417"/>
  </office:meta>
</office:document-meta>
</file>